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5.667cm" style:rel-column-width="21845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d654" officeooo:paragraph-rsid="001dd654"/>
    </style:style>
    <style:style style:name="P2" style:family="paragraph" style:parent-style-name="Table_20_Contents">
      <style:text-properties officeooo:rsid="001efcc8" officeooo:paragraph-rsid="001efcc8"/>
    </style:style>
    <style:style style:name="P3" style:family="paragraph" style:parent-style-name="Table_20_Contents">
      <style:text-properties officeooo:rsid="0020f6e2" officeooo:paragraph-rsid="0020f6e2"/>
    </style:style>
    <style:style style:name="P4" style:family="paragraph" style:parent-style-name="Table_20_Contents">
      <style:text-properties officeooo:rsid="0020f6e2" officeooo:paragraph-rsid="001efcc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ad paragraph.</text:p>
      <text:p text:style-name="P1"/>
      <table:table table:name="表1" table:style-name="表1">
        <table:table-column table:style-name="表1.A" table:number-columns-repeated="3"/>
        <table:table-row table:style-name="TableLine1491202720176">
          <table:table-cell table:style-name="表1.A1" office:value-type="string">
            <text:p text:style-name="P2">Repeat</text:p>
          </table:table-cell>
          <table:table-cell table:style-name="表1.A1" office:value-type="string">
            <text:p text:style-name="P2">this</text:p>
          </table:table-cell>
          <table:table-cell table:style-name="表1.C1" office:value-type="string">
            <text:p text:style-name="P2">table</text:p>
          </table:table-cell>
        </table:table-row>
        <table:table-row table:style-name="TableLine1491202721968">
          <table:table-cell table:style-name="表1.A2" office:value-type="string">
            <text:p text:style-name="P4"><text:script script:language="JODScript">&lt;forEach  items="items" var="item" element="table-row"/&gt;</text:script>Hello</text:p>
          </table:table-cell>
          <table:table-cell table:style-name="表1.A2" office:value-type="string">
            <text:p text:style-name="P3"><text:text-input text:description="item.v1">Item.v1</text:text-input></text:p>
          </table:table-cell>
          <table:table-cell table:style-name="表1.C2" office:value-type="string">
            <text:p text:style-name="Table_20_Contents"/>
          </table:table-cell>
        </table:table-row>
      </table:table>
      <text:p text:style-name="P1"/>
      <text:p text:style-name="P1">Tail paragrap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7T16:52:22.489000000</meta:creation-date>
    <meta:generator>LibreOffice/6.4.7.2$Windows_X86_64 LibreOffice_project/639b8ac485750d5696d7590a72ef1b496725cfb5</meta:generator>
    <dc:date>2022-03-01T20:11:53.545000000</dc:date>
    <meta:editing-duration>PT11M22S</meta:editing-duration>
    <meta:editing-cycles>6</meta:editing-cycles>
    <meta:document-statistic meta:table-count="1" meta:image-count="0" meta:object-count="0" meta:page-count="1" meta:paragraph-count="7" meta:word-count="11" meta:character-count="59" meta:non-whitespace-character-count="57"/>
  </office:meta>
</office:document-meta>
</file>